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spiel HELIUM V und Email</text:p>
      <text:p text:style-name="P1"/>
      <text:p text:style-name="P1">Voraussetzungen:</text:p>
      <text:p text:style-name="P1">HELIUM V<text:tab/>Interner Versanddienst</text:p>
      <text:p text:style-name="P1">Email<text:tab/><text:tab/>SMTP und gegebenenfalls IMAP Server mit den entsprechenden<text:line-break/><text:tab/><text:tab/>Zugangsdaten</text:p>
      <text:p text:style-name="P1">Personal<text:tab/>IMAP Zugangsdaten (Reiter 3) und Email-Absenderdaten sind eingestellt.</text:p>
      <text:p text:style-name="P1">Personal<text:tab/>IMAP Abholungsdaten (Inbox) ist eingerichtet</text:p>
      <text:p text:style-name="P1"/>
      <text:p text:style-name="P1"/>
      <text:p text:style-name="P1">a.) Email Versand</text:p>
      <text:p text:style-name="P1">Das Email wird mit einem der HELIUM V Module erzeugt und durch den Klick auf Senden in den Versandauftrag übertragen. Hier ist üblicherweise (Parameter DELAY_E_MAILVERSAND) ein Zeitversatz von 5 Minuten eingetragen.</text:p>
      <text:p text:style-name="P1">Nach dem Ablauf der Zeit wird das Email mit den eingestellten SMTP Parametern per SMT versandt.</text:p>
      <text:p text:style-name="P1">War der SMPT-Versand verfolgreich wird das Email in den gesendet Ordner des jeweiligen <text:s/>Sendenden abgelegt.</text:p>
      <text:p text:style-name="P1">Also:</text:p>
      <text:p text:style-name="P1">a1.) Versandauftrag erzeugt</text:p>
      <text:p text:style-name="P1">a2.) SMPT Versand</text:p>
      <text:p text:style-name="P1">a3.) IMAP Ablage in gesendete Objekte</text:p>
      <text:p text:style-name="P1"/>
      <text:p text:style-name="P1">b.) Email Empfang</text:p>
      <text:p text:style-name="P1">Start des Email Client und Klick auf Neue Nachrichten vom Email Server laden oder automatisch abholen ist angehakt.</text:p>
      <text:p text:style-name="P1">Es werden die Emails aus dem hinterlegten IMAP Verzeichnis abgeholt. Dieses geht von der Standard Inbox des jeweiligen Benutzers aus. Wir raten hier z.B. ein (Imap) Verzeichnis ToHeliumV anzulegen und dieses entsprechend beim Personal des jeweiligen Benutzers unter Daten, IMAP-Inbox einzutragen.</text:p>
      <text:p text:style-name="P1">Bei der Übernahme der IMAP Daten aus dem IMAP Server wird darauf geachtet, dass von den Dateninhalten keine Dublikate übernommen werden. Das bedeutet Emails mit gleicher Message-ID werden nur einmal übernommen.</text:p>
      <text:p text:style-name="P1">Also:</text:p>
      <text:p text:style-name="P1">b1.) IMAP – Inbox-Verzeichnis pollen</text:p>
      <text:p text:style-name="P1">b2.) Daten nach HELIUM V Email-Datenbank kopieren</text:p>
      <text:p text:style-name="P1"/>
      <text:p text:style-name="P1"/>
      <text:p text:style-name="P1"/>
      <text:p text:style-name="P1"/>
      <text:p text:style-name="P1"/>
      <text:p text:style-name="P1">HELIUM V IT-Solutions GmbH</text:p>
      <text:p text:style-name="P1">Ing. Werner Hehenwarter</text:p>
      <text:p text:style-name="P1">13.10.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rner Hehenwarter</meta:initial-creator>
    <meta:creation-date>2014-10-10T11:57:49</meta:creation-date>
    <dc:date>2014-10-13T10:16:42.17</dc:date>
    <dc:creator>Werner Hehenwarter</dc:creator>
    <meta:editing-duration>P2DT22H18M49S</meta:editing-duration>
    <meta:editing-cycles>8</meta:editing-cycles>
    <meta:generator>OpenOffice/4.0.1$Win32 OpenOffice.org_project/401m5$Build-9714</meta:generator>
    <meta:document-statistic meta:table-count="0" meta:image-count="0" meta:object-count="0" meta:page-count="1" meta:paragraph-count="24" meta:word-count="227" meta:character-count="1598"/>
  </office:meta>
</office:document-meta>
</file>